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8.872cm" fo:min-width="8.622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908cm" fo:min-width="1.658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378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text-properties fo:font-size="24pt" fo:font-weight="bold"/>
    </style:style>
    <style:style style:name="P4" style:family="paragraph">
      <loext:graphic-properties draw:fill="none" draw:fill-color="#ffffff"/>
      <style:text-properties fo:font-size="24pt" fo:font-weight="bold"/>
    </style:style>
    <style:style style:name="P5" style:family="paragraph">
      <style:text-properties fo:color="#666666" fo:font-size="18pt" style:text-underline-style="solid" style:text-underline-width="auto" style:text-underline-color="font-color" fo:font-weight="bold"/>
    </style:style>
    <style:style style:name="P6" style:family="paragraph">
      <loext:graphic-properties draw:fill="none" draw:fill-color="#ffffff"/>
      <style:text-properties fo:color="#666666" fo:font-size="18pt" style:text-underline-style="solid" style:text-underline-width="auto" style:text-underline-color="font-color" fo:font-weight="bold"/>
    </style:style>
    <style:style style:name="P7" style:family="paragraph">
      <style:text-properties fo:color="#999999" fo:font-size="15pt" style:text-underline-style="solid" style:text-underline-width="auto" style:text-underline-color="font-color" fo:font-weight="bold"/>
    </style:style>
    <style:style style:name="P8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2.9cm" svg:height="12.9cm" svg:x="4.0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05cm" svg:height="3.05cm" svg:x="8.975cm" svg:y="1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9.151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5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12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4.3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14.2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5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8.2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11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3cm" svg:x="13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582cm" svg:height="1.195cm" svg:x="9.718cm" svg:y="14.2cm">
          <draw:text-box>
            <text:p text:style-name="P3">D2</text:p>
          </draw:text-box>
        </draw:frame>
        <draw:frame draw:style-name="gr4" draw:text-style-name="P4" draw:layer="layout" svg:width="1.632cm" svg:height="1.195cm" svg:x="9.518cm" svg:y="19.301cm">
          <draw:text-box>
            <text:p text:style-name="P3">G2</text:p>
          </draw:text-box>
        </draw:frame>
        <draw:frame draw:style-name="gr4" draw:text-style-name="P4" draw:layer="layout" svg:width="1.582cm" svg:height="1.195cm" svg:x="6.1cm" svg:y="17.9cm">
          <draw:text-box>
            <text:p text:style-name="P3">A2</text:p>
          </draw:text-box>
        </draw:frame>
        <draw:frame draw:style-name="gr4" draw:text-style-name="P4" draw:layer="layout" svg:width="1.582cm" svg:height="1.195cm" svg:x="6.1cm" svg:y="17.901cm">
          <draw:text-box>
            <text:p text:style-name="P3">A2</text:p>
          </draw:text-box>
        </draw:frame>
        <draw:frame draw:style-name="gr4" draw:text-style-name="P4" draw:layer="layout" svg:width="2.051cm" svg:height="1.195cm" svg:x="12.8cm" svg:y="18.1cm">
          <draw:text-box>
            <text:p text:style-name="P3">#A2</text:p>
          </draw:text-box>
        </draw:frame>
        <draw:frame draw:style-name="gr4" draw:text-style-name="P4" draw:layer="layout" svg:width="1.582cm" svg:height="1.195cm" svg:x="4.7cm" svg:y="14.605cm">
          <draw:text-box>
            <text:p text:style-name="P3">C3</text:p>
          </draw:text-box>
        </draw:frame>
        <draw:frame draw:style-name="gr4" draw:text-style-name="P4" draw:layer="layout" svg:width="1.582cm" svg:height="1.195cm" svg:x="14.618cm" svg:y="15.405cm">
          <draw:text-box>
            <text:p text:style-name="P3">D3</text:p>
          </draw:text-box>
        </draw:frame>
        <draw:frame draw:style-name="gr4" draw:text-style-name="P4" draw:layer="layout" svg:width="1.488cm" svg:height="1.195cm" svg:x="14.3cm" svg:y="12.1cm">
          <draw:text-box>
            <text:p text:style-name="P3">F3</text:p>
          </draw:text-box>
        </draw:frame>
        <draw:frame draw:style-name="gr4" draw:text-style-name="P4" draw:layer="layout" svg:width="1.535cm" svg:height="1.195cm" svg:x="5.8cm" svg:y="11.4cm">
          <draw:text-box>
            <text:p text:style-name="P3">E3</text:p>
          </draw:text-box>
        </draw:frame>
        <draw:frame draw:style-name="gr4" draw:text-style-name="P4" draw:layer="layout" svg:width="1.632cm" svg:height="1.195cm" svg:x="8.565cm" svg:y="9.5cm">
          <draw:text-box>
            <text:p text:style-name="P3">G3</text:p>
          </draw:text-box>
        </draw:frame>
        <draw:frame draw:style-name="gr4" draw:text-style-name="P4" draw:layer="layout" svg:width="1.582cm" svg:height="1.195cm" svg:x="11.768cm" svg:y="9.605cm">
          <draw:text-box>
            <text:p text:style-name="P3">A3</text:p>
          </draw:text-box>
        </draw:frame>
        <draw:frame draw:style-name="gr4" draw:text-style-name="P6" draw:layer="layout" svg:width="1.311cm" svg:height="0.962cm" svg:x="9.8cm" svg:y="16.138cm">
          <draw:text-box>
            <text:p text:style-name="P5">D3</text:p>
          </draw:text-box>
        </draw:frame>
        <draw:frame draw:style-name="gr4" draw:text-style-name="P6" draw:layer="layout" svg:width="1.349cm" svg:height="0.962cm" svg:x="9.7cm" svg:y="17.938cm">
          <draw:text-box>
            <text:p text:style-name="P5">G3</text:p>
          </draw:text-box>
        </draw:frame>
        <draw:frame draw:style-name="gr4" draw:text-style-name="P6" draw:layer="layout" svg:width="1.311cm" svg:height="0.962cm" svg:x="7.589cm" svg:y="16.938cm">
          <draw:text-box>
            <text:p text:style-name="P5">A3</text:p>
          </draw:text-box>
        </draw:frame>
        <draw:frame draw:style-name="gr4" draw:text-style-name="P6" draw:layer="layout" svg:width="1.311cm" svg:height="0.962cm" svg:x="6.3cm" svg:y="14.638cm">
          <draw:text-box>
            <text:p text:style-name="P5">C4</text:p>
          </draw:text-box>
        </draw:frame>
        <draw:frame draw:style-name="gr4" draw:text-style-name="P6" draw:layer="layout" svg:width="1.662cm" svg:height="0.962cm" svg:x="11.938cm" svg:y="16.938cm">
          <draw:text-box>
            <text:p text:style-name="P5">#A3</text:p>
          </draw:text-box>
        </draw:frame>
        <draw:frame draw:style-name="gr4" draw:text-style-name="P6" draw:layer="layout" svg:width="1.277cm" svg:height="0.962cm" svg:x="7.1cm" svg:y="12.438cm">
          <draw:text-box>
            <text:p text:style-name="P5">E4</text:p>
          </draw:text-box>
        </draw:frame>
        <draw:frame draw:style-name="gr4" draw:text-style-name="P6" draw:layer="layout" svg:width="1.349cm" svg:height="0.962cm" svg:x="8.9cm" svg:y="10.938cm">
          <draw:text-box>
            <text:p text:style-name="P5">G4</text:p>
          </draw:text-box>
        </draw:frame>
        <draw:frame draw:style-name="gr4" draw:text-style-name="P6" draw:layer="layout" svg:width="1.311cm" svg:height="0.962cm" svg:x="11.251cm" svg:y="11.1cm">
          <draw:text-box>
            <text:p text:style-name="P5">A4</text:p>
          </draw:text-box>
        </draw:frame>
        <draw:frame draw:style-name="gr4" draw:text-style-name="P6" draw:layer="layout" svg:width="1.243cm" svg:height="0.962cm" svg:x="12.989cm" svg:y="12.9cm">
          <draw:text-box>
            <text:p text:style-name="P5">F4</text:p>
          </draw:text-box>
        </draw:frame>
        <draw:frame draw:style-name="gr4" draw:text-style-name="P6" draw:layer="layout" svg:width="1.311cm" svg:height="0.962cm" svg:x="13.157cm" svg:y="15.2cm">
          <draw:text-box>
            <text:p text:style-name="P5">D4</text:p>
          </draw:text-box>
        </draw:frame>
        <draw:frame draw:style-name="gr4" draw:text-style-name="P8" draw:layer="layout" svg:width="1.179cm" svg:height="0.839cm" svg:x="11.8cm" svg:y="14.261cm">
          <draw:text-box>
            <text:p text:style-name="P7">A3</text:p>
          </draw:text-box>
        </draw:frame>
        <draw:frame draw:style-name="gr4" draw:text-style-name="P8" draw:layer="layout" svg:width="1.179cm" svg:height="0.839cm" svg:x="11.2cm" svg:y="19.4cm">
          <draw:text-box>
            <text:p text:style-name="P7">D4</text:p>
          </draw:text-box>
        </draw:frame>
        <draw:frame draw:style-name="gr4" draw:text-style-name="P8" draw:layer="layout" svg:width="1.12cm" svg:height="0.839cm" svg:x="14.521cm" svg:y="17.7cm">
          <draw:text-box>
            <text:p text:style-name="P7">F3</text:p>
          </draw:text-box>
        </draw:frame>
        <draw:frame draw:style-name="gr4" draw:text-style-name="P8" draw:layer="layout" svg:width="1.179cm" svg:height="0.839cm" svg:x="15.38cm" svg:y="14.3cm">
          <draw:text-box>
            <text:p text:style-name="P7">A4</text:p>
          </draw:text-box>
        </draw:frame>
        <draw:frame draw:style-name="gr4" draw:text-style-name="P8" draw:layer="layout" svg:width="1.179cm" svg:height="0.839cm" svg:x="13.621cm" svg:y="11cm">
          <draw:text-box>
            <text:p text:style-name="P7">C5</text:p>
          </draw:text-box>
        </draw:frame>
        <draw:frame draw:style-name="gr4" draw:text-style-name="P8" draw:layer="layout" svg:width="1.15cm" svg:height="0.839cm" svg:x="10.6cm" svg:y="9.3cm">
          <draw:text-box>
            <text:p text:style-name="P7">E5</text:p>
          </draw:text-box>
        </draw:frame>
        <draw:frame draw:style-name="gr4" draw:text-style-name="P8" draw:layer="layout" svg:width="1.179cm" svg:height="0.839cm" svg:x="7.3cm" svg:y="9.8cm">
          <draw:text-box>
            <text:p text:style-name="P7">D5</text:p>
          </draw:text-box>
        </draw:frame>
        <draw:frame draw:style-name="gr4" draw:text-style-name="P8" draw:layer="layout" svg:width="1.179cm" svg:height="0.839cm" svg:x="5cm" svg:y="12.6cm">
          <draw:text-box>
            <text:p text:style-name="P7">B4</text:p>
          </draw:text-box>
        </draw:frame>
        <draw:frame draw:style-name="gr4" draw:text-style-name="P8" draw:layer="layout" svg:width="1.209cm" svg:height="0.839cm" svg:x="4.821cm" svg:y="16.2cm">
          <draw:text-box>
            <text:p text:style-name="P7">G4</text:p>
          </draw:text-box>
        </draw:frame>
        <draw:frame draw:style-name="gr4" draw:text-style-name="P8" draw:layer="layout" svg:width="1.15cm" svg:height="0.839cm" svg:x="7.6cm" svg:y="18.9cm">
          <draw:text-box>
            <text:p text:style-name="P7">E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0T17:06:34.225000000</meta:creation-date>
    <dc:date>2021-11-20T17:28:45.329000000</dc:date>
    <meta:editing-duration>PT22M10S</meta:editing-duration>
    <meta:editing-cycles>4</meta:editing-cycles>
    <meta:generator>LibreOffice/6.4.6.2$Windows_X86_64 LibreOffice_project/0ce51a4fd21bff07a5c061082cc82c5ed232f115</meta:generator>
    <meta:document-statistic meta:object-count="42"/>
  </office:meta>
</office:document-meta>
</file>